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8F60000063FDBCEB91DC33C081D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333333" draw:textarea-horizontal-align="justify" draw:textarea-vertical-align="middle" draw:auto-grow-height="false" fo:min-height="16.75cm" fo:min-width="25.9cm"/>
    </style:style>
    <style:style style:name="gr2" style:family="graphic" style:parent-style-name="standard">
      <style:graphic-properties draw:fill="solid" draw:fill-color="#625561" draw:textarea-horizontal-align="justify" draw:textarea-vertical-align="middle" draw:auto-grow-height="false" fo:min-height="0.65cm" fo:min-width="25.9cm"/>
    </style:style>
    <style:style style:name="gr3" style:family="graphic" style:parent-style-name="objectwithoutfill">
      <style:graphic-properties svg:stroke-width="0.1cm" svg:stroke-color="#eeeeee" draw:marker-start-width="0.35cm" draw:marker-end-width="0.35cm" draw:fill="solid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eeeeee" draw:marker-start-width="0.35cm" draw:marker-end-width="0.35cm" draw:fill="solid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color="#fffffe" draw:fill="solid" draw:fill-color="#b00000" draw:opacity="100%" draw:opacity-name="Transparency_20_1" draw:textarea-horizontal-align="justify" draw:textarea-vertical-align="middle" draw:auto-grow-height="false" fo:min-height="5.05cm" fo:min-width="25.9cm" draw:shadow-opacity="100%"/>
      <style:paragraph-properties style:writing-mode="lr-tb"/>
    </style:style>
    <style:style style:name="gr6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P1" style:family="paragraph">
      <loext:graphic-properties draw:fill="solid" draw:fill-color="#333333"/>
      <style:paragraph-properties fo:text-align="center"/>
    </style:style>
    <style:style style:name="P2" style:family="paragraph">
      <loext:graphic-properties draw:fill="solid" draw:fill-color="#625561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fill-color="#b00000" draw:opacity="100%" draw:opacity-name="Transparency_20_1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6.4cm" svg:height="17cm" svg:x="1.8cm" svg:y="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6.4cm" svg:height="0.9cm" svg:x="1.8cm" svg:y="17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6.4cm" svg:height="0.9cm" svg:x="1.8cm" svg:y="1.6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5.3cm" svg:y1="2.1cm" svg:x2="26.1cm" svg:y2="2.1cm">
          <text:p/>
        </draw:line>
        <draw:path draw:style-name="gr4" draw:text-style-name="P3" draw:layer="layout" svg:width="0.599cm" svg:height="0.499cm" svg:x="26.9cm" svg:y="1.8cm" svg:viewBox="0 0 600 500" svg:d="M0 100l500 400zM0 500l600-500z">
          <text:p/>
        </draw:path>
        <draw:custom-shape draw:style-name="gr5" draw:text-style-name="P4" draw:layer="layout" svg:width="26.4cm" svg:height="5.3cm" svg:x="1.8cm" svg:y="2.5cm">
          <text:p text:style-name="P5"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8.177cm" svg:height="5.7cm" svg:x="2.923cm" svg:y="2.6cm">
          <draw:image xlink:href="Pictures/10000201000008F60000063FDBCEB91DC33C081D.png" xlink:type="simple" xlink:show="embed" xlink:actuate="onLoad" loext:mime-type="image/png">
            <text:p/>
          </draw:image>
        </draw:frame>
        <draw:frame draw:style-name="gr6" draw:text-style-name="P5" draw:layer="layout" svg:width="1.434cm" svg:height="1cm" svg:x="1.9cm" svg:y="1.6cm">
          <draw:image xlink:href="Pictures/10000201000008F60000063FDBCEB91DC33C081D.png" xlink:type="simple" xlink:show="embed" xlink:actuate="onLoad" loext:mime-type="image/png">
            <text:p/>
          </draw:image>
        </draw:frame>
        <draw:frame draw:style-name="gr7" draw:text-style-name="P6" draw:layer="layout" svg:width="11.6cm" svg:height="1.2cm" svg:x="10.7cm" svg:y="3.5cm">
          <draw:text-box>
            <text:p>Менеджер хранения паролей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" draw:border="0%"/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opacity draw:name="Transparency_20_1" draw:display-name="Transparency 1" draw:style="linear" draw:start="89%" draw:end="57%" draw:angle="0" draw:border="25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d0d0d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stroke-dash="Dashed_20__28_var_29__20_1" draw:fill="none" draw:fill-gradient-name="Gradient_20_1" draw:fill-hatch-name="Hatching_20_1" draw:fill-image-name="Bitmap_20_1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1T16:59:14.763826851</meta:creation-date>
    <dc:date>2022-03-01T18:55:38.807635145</dc:date>
    <meta:editing-duration>PT25M47S</meta:editing-duration>
    <meta:editing-cycles>5</meta:editing-cycles>
    <meta:generator>LibreOffice/6.4.7.2$Linux_X86_64 LibreOffice_project/40$Build-2</meta:generator>
    <meta:document-statistic meta:object-count="9"/>
  </office:meta>
</office:document-meta>
</file>